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382c" officeooo:paragraph-rsid="000f382c"/>
    </style:style>
    <style:style style:name="P2" style:family="paragraph" style:parent-style-name="Standard">
      <style:text-properties officeooo:rsid="00135691" officeooo:paragraph-rsid="00135691"/>
    </style:style>
    <style:style style:name="P3" style:family="paragraph" style:parent-style-name="Standard">
      <style:text-properties officeooo:rsid="00148bdb" officeooo:paragraph-rsid="00148bdb"/>
    </style:style>
    <style:style style:name="P4" style:family="paragraph" style:parent-style-name="Standard">
      <style:paragraph-properties fo:text-align="center" style:justify-single-word="false"/>
      <style:text-properties fo:font-size="15pt" fo:font-weight="bold" officeooo:rsid="000f382c" officeooo:paragraph-rsid="000f382c" style:font-size-asian="15pt" style:font-weight-asian="bold" style:font-size-complex="15pt" style:font-weight-complex="bold"/>
    </style:style>
    <style:style style:name="P5" style:family="paragraph" style:parent-style-name="Standard">
      <style:text-properties fo:font-size="15pt" fo:font-weight="bold" officeooo:rsid="00148bdb" officeooo:paragraph-rsid="001b0766" style:font-size-asian="15pt" style:font-weight-asian="bold" style:font-size-complex="15pt" style:font-weight-complex="bold"/>
    </style:style>
    <style:style style:name="P6" style:family="paragraph" style:parent-style-name="Standard">
      <style:text-properties officeooo:rsid="00148bdb" officeooo:paragraph-rsid="001b0766"/>
    </style:style>
    <style:style style:name="P7" style:family="paragraph" style:parent-style-name="Standard">
      <style:text-properties officeooo:rsid="00135691" officeooo:paragraph-rsid="00148bdb"/>
    </style:style>
    <style:style style:name="P8" style:family="paragraph" style:parent-style-name="Standard">
      <style:text-properties officeooo:rsid="00135691" officeooo:paragraph-rsid="001b0766"/>
    </style:style>
    <style:style style:name="P9" style:family="paragraph" style:parent-style-name="Standard">
      <style:text-properties officeooo:paragraph-rsid="0010be59"/>
    </style:style>
    <style:style style:name="T1" style:family="text">
      <style:text-properties officeooo:rsid="000f751e"/>
    </style:style>
    <style:style style:name="T2" style:family="text">
      <style:text-properties officeooo:rsid="0010be59"/>
    </style:style>
    <style:style style:name="T3" style:family="text">
      <style:text-properties officeooo:rsid="0011ec8a"/>
    </style:style>
    <style:style style:name="T4" style:family="text">
      <style:text-properties officeooo:rsid="00135691"/>
    </style:style>
    <style:style style:name="T5" style:family="text">
      <style:text-properties officeooo:rsid="0015d545"/>
    </style:style>
    <style:style style:name="T6" style:family="text">
      <style:text-properties officeooo:rsid="001b0766"/>
    </style:style>
    <style:style style:name="T7" style:family="text">
      <style:text-properties fo:font-size="20pt" officeooo:rsid="001b0766"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7"/>
      <text:p text:style-name="P4"><text:s/><text:span text:style-name="T7">Lei Carolina Dickmann</text:span></text:p>
      <text:p text:style-name="P1"/>
      <text:p text:style-name="P1"><text:tab/>Em relação à lei Carolina Dickmann, o profissional de TI vem tendo alguns desafios quanto a tal lei. Isso por que a lei pode conter dupla interpretação ou interpretação subjetiva, o que faria a lei ficar inútil. <text:span text:style-name="T1">Também, <text:s/>com a população ciente de que a privacidade está cada vez menor e os ataques contra ela estão cada vez mais frequentes, e como nas maioria das vezes não são pegos os infratores, o profissional de TI, como um hacker ético, deve ter o dever e a consciência de que seus conhecimentos devem ser utilizados apenas para fins didáticos e/ou profissionais, de acordo com a conduta e a ética hacker. </text:span></text:p>
      <text:p text:style-name="P9"><text:span text:style-name="T2">Para alguns especialistas, no artigo 154 dessa lei, não se aplica às ocorrências na qual o dispositivo com as informações não contem antivírus, tela de bloqueio ou senhas, atentando as pessoas a irem atrás dos profissionais na área, mas outra vertente disso, é que os hackers com boas intenções podem estar sendo privados de tentar encontrar vulnerabilidades em sistemas alheios, visando melhoras na segurança, mesmo que não irá se apossar, compartilhar, deletar ou tomar conhecimento do conteúdo contido no dispositivo, </text:span>depender de como se dá o trabalho do profissional e de como esteja redigido o <text:span text:style-name="T2">contrato de prestação de serviços,</text:span> prevendo a exclusão de eventual incidência criminosa nessas atividades. <text:span text:style-name="T3">A lei tem muitas falhas de interpretação, </text:span>ressalt<text:span text:style-name="T3">o</text:span> o exemplo de pessoas que trabalham com a manutenção de hardware. Da forma como está a lei, se um técnico roubar arquivos durante o processo de conserto, ele poderá não ser enquadrado como infrator. <text:span text:style-name="T3">É </text:span><text:s/>recomendado que seja feito uma espécie de contrato entre as partes, no qual o consumidor autorize a empresa a fazer a manutenção do equipamento e a acessar (ou não) determinadas pastas, <text:span text:style-name="T3">e também parte da conduta do profissional, que mesmo sabendo que o ato de roubar os dados durante o processo da sua função não se caracteriza como crime, cabe a ele usar da ética e fazer o que seria ético.</text:span></text:p>
      <text:p text:style-name="P9"/>
      <text:p text:style-name="P9"/>
      <text:p text:style-name="P5">Ambiente dos testes.</text:p>
      <text:p text:style-name="P6"><text:tab/></text:p>
      <text:p text:style-name="P6"><text:tab/>Todos os testes foram realizados em um Ambiente controlado, <text:span text:style-name="T5">Criamos uma rede exclusiva para realizar os testes, Desta forma ninguém foi afetado realmente.</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20:01:43.924131820</meta:creation-date>
    <dc:date>2015-12-06T19:58:28.711000000</dc:date>
    <meta:editing-duration>PT55M54S</meta:editing-duration>
    <meta:editing-cycles>6</meta:editing-cycles>
    <meta:generator>LibreOffice/5.0.3.2$Windows_x86 LibreOffice_project/e5f16313668ac592c1bfb310f4390624e3dbfb75</meta:generator>
    <meta:document-statistic meta:table-count="0" meta:image-count="0" meta:object-count="0" meta:page-count="1" meta:paragraph-count="6" meta:word-count="360" meta:character-count="2160" meta:non-whitespace-character-count="1798"/>
  </office:meta>
</office:document-meta>
</file>